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0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Transparency_5f_and_5f_L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Transparency_and_L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Transparency and Learn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l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Transpar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in Geberland entwicklungspolitische Informationen und Erfahrungen mit Partnerländern teilt, um Planbarkeit und Lerneffekte zu erhöh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o what extent a country promotes transparency and learning in its international development cooper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Giving or receiving development aid can be a very complicated process, given the vast number of projects and initiatives that often run parallel in countries or regions. Sharing timely information enables donors to coordinate better with other donors and with recipient countries, to improve their planning, and to learn from actual experience. This indicator is an composite indicator developed by the Center for Global Development in the context of the Quality of Aid Index. It uses eight criteria to assess to what extent the development cooperation of a country maximises its efficiency through transparency and learning. The eight criteria are: 1) Membership in IATI (International Aid Transparency Initiative), 2) Implementation of IATI data reporting standards, 3) Recording of project title and descriptions, 4) Detail of project description (log), 5) Reporting of aid delivery channel, 6) Completeness of project-level commitment data, 7) Quality of Evaluation policy and 8) Aid to partners with good M&amp;E frameworks.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vielen Ländern und Regionen gibt es gleichzeitig eine große Anzahl von Entwicklungsprojekten und -initiativen, sodass Entwicklungshilfe bekommen und empfangen zu einem sehr komplizierten Prozess werden kann. Deswegen ist es wichtig, Entwicklungszusammenarbeit so transparent wie möglich zu machen und aktuelle Informaitonen zu veröffentlichen. So können Entwicklungsprojekte besser abgestimmt und koordiniert werden und verschiedene Projekte können voneinander lernen. Dieser Indikator ist ein zusammengesetzter Indikator, der von dem Center for Global Development im Rahmen des Quality of Aid Indizes entwickelt wurde. Der Indikator misst anhand von acht Kriterien, inwiefern die Entwicklungszusammenarbeit (EZ) eines Landes durch Transparenz effizient wird. Die acht Kriterien sind: 1) Mitgliedschaft in der International Aid Transparency Initiative (IATI), 2) Umsetzung des IATI Standards, 3) Veröffentlichung von Projekttiteln und -beschreibungen, 5) Berichterstattung zur Durchführungsorganisation, 6) Veröffentlichung von vollständigen Informationen auf Projektebene, 7) Qualität der Evaluierungspolicy eines Geberlandes sowie 8) Anteil der offiziellen Entwicklungshilfe (Official Development Aid - ODA) an Partnerländern mit guten Systemen für Monitoring und Evaluierung.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4" calcext:value-type="float">
            <text:p>0.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4,0.15,-0.15,-0.4</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e include one indicator, membership in the International Aid Transparency Initiative, to measure donors' high-level commitment to collecting and reporting data that is useful and easily accessible, and a new indicator that rewards donors for starting to report IATI-compliant information. We then assess how well donors are doing this by measuring their frequency of recording project titles and descriptions, detail of project descriptions, reporting of aid delivery channels, and overall share of projects reporting disbursements. We also measure how closely donors' project-level reporting data matches their commitment data. Finally, we assess agencies' evaluation policies as an indication of their commitment to evaluation and learning, and the extent to which donors support recipient countries that have good M&amp;E frameworks which enable them to track progress and learn from their experiences. Transparency and Learning reflects the importance of providing timely and comparative information about aid spending. Sharing timely information enables donors to coordinate better with other donors and with recipient countries, to improve their planning, and to learn from actual experienc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283" calcext:value-type="float">
            <text:p>0.28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18" calcext:value-type="float">
            <text:p>-0.51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592" calcext:value-type="float">
            <text:p>0.59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212" calcext:value-type="float">
            <text:p>0.212</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85" calcext:value-type="float">
            <text:p>0.185</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4" calcext:value-type="float">
            <text:p>-0.2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26" calcext:value-type="float">
            <text:p>0.12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931" calcext:value-type="float">
            <text:p>-0.931</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565" calcext:value-type="float">
            <text:p>0.56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074" calcext:value-type="float">
            <text:p>-0.07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974" calcext:value-type="float">
            <text:p>-0.97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26" calcext:value-type="float">
            <text:p>0.02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114" calcext:value-type="float">
            <text:p>-0.11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602" calcext:value-type="float">
            <text:p>-0.60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07" calcext:value-type="float">
            <text:p>-0.207</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02" calcext:value-type="float">
            <text:p>0.10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78" calcext:value-type="float">
            <text:p>0.2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57" calcext:value-type="float">
            <text:p>0.257</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047" calcext:value-type="float">
            <text:p>0.04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15" calcext:value-type="float">
            <text:p>0.15</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Transparency_5f_and_5f_Le" style:display-name="PageStyle_Partnership_Transparency_and_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